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e400" officeooo:paragraph-rsid="002b35cd"/>
    </style:style>
    <style:style style:name="P2" style:family="paragraph" style:parent-style-name="Standard">
      <style:text-properties officeooo:rsid="001a2c90" officeooo:paragraph-rsid="002b35cd"/>
    </style:style>
    <style:style style:name="P3" style:family="paragraph" style:parent-style-name="Standard">
      <style:text-properties officeooo:rsid="001b1ea2" officeooo:paragraph-rsid="002b35cd"/>
    </style:style>
    <style:style style:name="P4" style:family="paragraph" style:parent-style-name="Standard">
      <style:text-properties officeooo:rsid="001c4500" officeooo:paragraph-rsid="002cc5e6"/>
    </style:style>
    <style:style style:name="P5" style:family="paragraph" style:parent-style-name="Standard">
      <style:text-properties officeooo:rsid="001c8da6" officeooo:paragraph-rsid="002b35cd"/>
    </style:style>
    <style:style style:name="P6" style:family="paragraph" style:parent-style-name="Standard">
      <style:text-properties officeooo:rsid="001cd4db" officeooo:paragraph-rsid="002b35cd"/>
    </style:style>
    <style:style style:name="P7" style:family="paragraph" style:parent-style-name="Standard">
      <style:text-properties officeooo:rsid="001e8ab1" officeooo:paragraph-rsid="002b35cd"/>
    </style:style>
    <style:style style:name="P8" style:family="paragraph" style:parent-style-name="Standard">
      <style:text-properties officeooo:rsid="00204d95" officeooo:paragraph-rsid="002b35cd"/>
    </style:style>
    <style:style style:name="P9" style:family="paragraph" style:parent-style-name="Standard">
      <style:text-properties officeooo:rsid="002f43f2" officeooo:paragraph-rsid="002f43f2"/>
    </style:style>
    <style:style style:name="P10" style:family="paragraph" style:parent-style-name="Standard">
      <style:text-properties officeooo:rsid="003273d1" officeooo:paragraph-rsid="003273d1"/>
    </style:style>
    <style:style style:name="P11" style:family="paragraph" style:parent-style-name="Title">
      <style:text-properties officeooo:rsid="0021c913" officeooo:paragraph-rsid="002b35cd"/>
    </style:style>
    <style:style style:name="P12" style:family="paragraph" style:parent-style-name="Standard">
      <style:text-properties officeooo:rsid="0018e400" officeooo:paragraph-rsid="002b35cd"/>
    </style:style>
    <style:style style:name="P13" style:family="paragraph" style:parent-style-name="Standard">
      <style:text-properties officeooo:rsid="001a2c90" officeooo:paragraph-rsid="002b35cd"/>
    </style:style>
    <style:style style:name="P14" style:family="paragraph" style:parent-style-name="Standard">
      <style:text-properties officeooo:rsid="0034cf7a" officeooo:paragraph-rsid="0034cf7a"/>
    </style:style>
    <style:style style:name="P15" style:family="paragraph" style:parent-style-name="Standard">
      <style:text-properties officeooo:rsid="001e8ab1" officeooo:paragraph-rsid="002b35cd"/>
    </style:style>
    <style:style style:name="P16" style:family="paragraph" style:parent-style-name="Standard">
      <style:text-properties officeooo:rsid="001cd4db" officeooo:paragraph-rsid="002b35cd"/>
    </style:style>
    <style:style style:name="P17" style:family="paragraph" style:parent-style-name="Standard">
      <style:text-properties officeooo:rsid="002f43f2" officeooo:paragraph-rsid="002f43f2"/>
    </style:style>
    <style:style style:name="P18" style:family="paragraph" style:parent-style-name="Standard">
      <style:text-properties officeooo:rsid="001c8da6" officeooo:paragraph-rsid="002b35cd"/>
    </style:style>
    <style:style style:name="P19" style:family="paragraph" style:parent-style-name="Standard">
      <style:text-properties officeooo:rsid="00387627" officeooo:paragraph-rsid="00387627"/>
    </style:style>
    <style:style style:name="P20" style:family="paragraph" style:parent-style-name="Standard">
      <style:text-properties officeooo:rsid="0030d499" officeooo:paragraph-rsid="0030d499"/>
    </style:style>
    <style:style style:name="P21" style:family="paragraph" style:parent-style-name="Standard">
      <style:paragraph-properties fo:break-before="page"/>
      <style:text-properties officeooo:rsid="001a2c90" officeooo:paragraph-rsid="002b35cd"/>
    </style:style>
    <style:style style:name="P22" style:family="paragraph" style:parent-style-name="Standard">
      <style:paragraph-properties fo:break-before="page"/>
      <style:text-properties officeooo:rsid="001c8da6" officeooo:paragraph-rsid="002b35cd"/>
    </style:style>
    <style:style style:name="P23" style:family="paragraph" style:parent-style-name="Standard">
      <style:paragraph-properties fo:break-before="page"/>
      <style:text-properties officeooo:rsid="001cd4db" officeooo:paragraph-rsid="002b35cd"/>
    </style:style>
    <style:style style:name="P24" style:family="paragraph" style:parent-style-name="Text_20_body">
      <style:text-properties officeooo:rsid="0038b676" officeooo:paragraph-rsid="0038b676"/>
    </style:style>
    <style:style style:name="P25" style:family="paragraph" style:parent-style-name="Text_20_body">
      <style:text-properties officeooo:rsid="003a8b14" officeooo:paragraph-rsid="003a8b14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Heading_20_2">
      <style:text-properties style:font-name="Ubuntu" officeooo:rsid="001f4a96" officeooo:paragraph-rsid="002b35cd"/>
    </style:style>
    <style:style style:name="T1" style:family="text">
      <style:text-properties officeooo:rsid="001a2c90"/>
    </style:style>
    <style:style style:name="T2" style:family="text">
      <style:text-properties officeooo:rsid="001b1ea2"/>
    </style:style>
    <style:style style:name="T3" style:family="text">
      <style:text-properties officeooo:rsid="001c8da6"/>
    </style:style>
    <style:style style:name="T4" style:family="text">
      <style:text-properties officeooo:rsid="00204d95"/>
    </style:style>
    <style:style style:name="T5" style:family="text">
      <style:text-properties officeooo:rsid="007b9de8"/>
    </style:style>
    <style:style style:name="T6" style:family="text">
      <style:text-properties officeooo:rsid="0022a71b"/>
    </style:style>
    <style:style style:name="T7" style:family="text">
      <style:text-properties officeooo:rsid="00264105"/>
    </style:style>
    <style:style style:name="T8" style:family="text">
      <style:text-properties officeooo:rsid="0027cdb5"/>
    </style:style>
    <style:style style:name="T9" style:family="text">
      <style:text-properties officeooo:rsid="002b04fd"/>
    </style:style>
    <style:style style:name="T10" style:family="text">
      <style:text-properties officeooo:rsid="002c1d36"/>
    </style:style>
    <style:style style:name="T11" style:family="text">
      <style:text-properties officeooo:rsid="002e8214"/>
    </style:style>
    <style:style style:name="T12" style:family="text">
      <style:text-properties officeooo:rsid="003273d1"/>
    </style:style>
    <style:style style:name="T13" style:family="text">
      <style:text-properties officeooo:rsid="0034248f"/>
    </style:style>
    <style:style style:name="T14" style:family="text">
      <style:text-properties officeooo:rsid="003483d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483de" style:font-weight-asian="bold" style:font-weight-complex="bold"/>
    </style:style>
    <style:style style:name="T17" style:family="text">
      <style:text-properties officeooo:rsid="0034cf7a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2c1d36" style:font-weight-asian="bold" style:font-weight-complex="bold"/>
    </style:style>
    <style:style style:name="T20" style:family="text">
      <style:text-properties officeooo:rsid="0036639b"/>
    </style:style>
    <style:style style:name="T21" style:family="text">
      <style:text-properties officeooo:rsid="00387627"/>
    </style:style>
    <style:style style:name="T22" style:family="text">
      <style:text-properties officeooo:rsid="003a8b14"/>
    </style:style>
    <style:style style:name="T23" style:family="text">
      <style:text-properties officeooo:rsid="003c568f"/>
    </style:style>
    <style:style style:name="T24" style:family="text">
      <style:text-properties officeooo:rsid="003cca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ort Planets</text:p>
      <text:h text:style-name="P27" text:outline-level="2"><text:span text:style-name="T5">A</text:span> <text:span text:style-name="T5">micro:bit makecode project (mentor guide)</text:span></text:h>
      <text:p text:style-name="P8"/>
      <text:p text:style-name="P8"/>
      <text:p text:style-name="Text_20_body">REFORMAT ALL THESE INSTRUCTION AS APPROPRIATE FOR THE AGE RANGE OF YOUR GROUP</text:p>
      <text:p text:style-name="P1"/>
      <text:p text:style-name="Text_20_body">How to make this project more ‘<text:span text:style-name="T23">kid friendly’...?</text:span></text:p>
      <text:p text:style-name="P1"/>
      <text:p text:style-name="Text_20_body">THINGS TO MAKE YOUR PROGRAM DO AS SOON AS IT STARTS RUNNING (BEFORE YOU PRESS ANY BUTTONS OR ANYTHING <text:span text:style-name="T4">ELSE</text:span>)</text:p>
      <text:p text:style-name="P5"/>
      <text:p text:style-name="P5"/>
      <text:p text:style-name="Text_20_body">TASK 1</text:p>
      <text:p text:style-name="Text_20_body">[on start]</text:p>
      <text:p text:style-name="P1"/>
      <text:p text:style-name="Text_20_body">Declaring Variables</text:p>
      <text:p text:style-name="Text_20_body"><text:span text:style-name="T13">C</text:span>reate a numbered list of planets</text:p>
      <text:p text:style-name="Text_20_body"><text:span text:style-name="T13">A</text:span>ssign planets <text:span text:style-name="T6">(text strings)</text:span> to 8 variables <text:span text:style-name="T13">named </text:span>planet<text:span text:style-name="T24">_</text:span>1 <text:span text:style-name="T13">to </text:span>planet<text:span text:style-name="T24">_</text:span>8.</text:p>
      <text:p text:style-name="P1"/>
      <text:p text:style-name="P1"/>
      <text:p text:style-name="Text_20_body">&gt; makecode_image</text:p>
      <text:p text:style-name="P1"/>
      <text:p text:style-name="P1"/>
      <text:p text:style-name="Text_20_body"><text:span text:style-name="T13">T</text:span>o keep these planets in the correct order, we need to put them into some sort of structure, just like we’d put people in a queue or books<text:span text:style-name="T1">|cards|...</text:span> into a stack. When items are in a structure like this, we can deal with them in any order we want.</text:p>
      <text:p text:style-name="P1"/>
      <text:p text:style-name="Text_20_body"><text:span text:style-name="T13">T</text:span>he rule for queues (like a queue of people joining a queue for a bus) is normally FIRST-IN-FIRST-OUT.</text:p>
      <text:p text:style-name="Text_20_body"><text:span text:style-name="T13">W</text:span>hat do you think the rule for a stack of books<text:span text:style-name="T1">|cards|...</text:span> <text:s/>would be? <text:span text:style-name="T13">We can put our planets into an array structure and use it however we want, either as a queue or a stack.</text:span></text:p>
      <text:p text:style-name="P1"/>
      <text:p text:style-name="P1"/>
      <text:p text:style-name="Text_20_body"><text:span text:style-name="T13">Make</text:span> a function to <text:span text:style-name="T6">create</text:span> a solar system (<text:span text:style-name="T14">called </text:span><text:span text:style-name="T15">create_solar_system</text:span>) that gets called when <text:s/>the program starts running.</text:p>
      <text:p text:style-name="P8"><text:s/></text:p>
      <text:p text:style-name="Text_20_body"><text:soft-page-break/><text:span text:style-name="T14">P</text:span>ut the planet variables into an array called <text:span text:style-name="T16">solar_system</text:span>, making sure they’re queued in the correct order, from nearest to furthest from the sun. <text:span text:style-name="T2">[show code].</text:span></text:p>
      <text:p text:style-name="P2"/>
      <text:p text:style-name="P2"/>
      <text:p text:style-name="Text_20_body">&gt; makecode_image</text:p>
      <text:p text:style-name="P2"/>
      <text:p text:style-name="P2"/>
      <text:p text:style-name="Text_20_body"><text:span text:style-name="T17">S</text:span>o far, you haven’t told the program to display anything yet. <text:span text:style-name="T17">T</text:span>hat’s ok. Everything is being stored in the micro:bits memory. <text:span text:style-name="T17">W</text:span>e just need to use our imagination to visualise the queued planets waiting to be told what to do.</text:p>
      <text:p text:style-name="P2"/>
      <text:p text:style-name="P2"/>
      <text:p text:style-name="Text_20_body">[DEMONSTRATE RUNNING PROGRAM]</text:p>
      <text:p text:style-name="Text_20_body">nothing to see so far, unless you make an LED come on, or something.</text:p>
      <text:p text:style-name="P5"/>
      <text:p text:style-name="Text_20_body">[PROVE UNDERSTANDING]</text:p>
      <text:p text:style-name="Text_20_body">explain how the program works so far</text:p>
      <text:p text:style-name="Text_20_body">how will you know the program is running?</text:p>
      <text:p text:style-name="Text_20_body">Array (queue) index numbers <text:span text:style-name="T7">(0-7)</text:span>.</text:p>
      <text:p text:style-name="Text_20_body">variable type used <text:span text:style-name="T7">for planet variables</text:span>.</text:p>
      <text:p text:style-name="P2"/>
      <text:p text:style-name="P2"/>
      <text:p text:style-name="P21"/>
      <text:p text:style-name="Text_20_body">THINGS TO MAKE YOUR PROGRAM DO WHEN YOU PRESS A BUTTON</text:p>
      <text:p text:style-name="P3"/>
      <text:p text:style-name="Text_20_body">TASK <text:span text:style-name="T9">2</text:span></text:p>
      <text:p text:style-name="Text_20_body"><text:span text:style-name="T17">C</text:span>reate a function (called <text:span text:style-name="T15">display_planets)</text:span> to loop through the array structure, displaying <text:span text:style-name="T3">the values (text strings) of each variable in the array.</text:span></text:p>
      <text:p text:style-name="P5"/>
      <text:p text:style-name="Text_20_body"><text:span text:style-name="T17">C</text:span>reate the code to call this function whenever button A is pressed</text:p>
      <text:p text:style-name="P2"/>
      <text:p text:style-name="P2"/>
      <text:p text:style-name="Text_20_body">&gt; makecode_image</text:p>
      <text:p text:style-name="P2"/>
      <text:p text:style-name="P2"/>
      <text:p text:style-name="Text_20_body">[DEMONSTRATE RUNNING PROGRAM]</text:p>
      <text:p text:style-name="Text_20_body">[PROVE UNDERSTANDING]</text:p>
      <text:p text:style-name="Text_20_body"><text:span text:style-name="T8">pen and paper. </text:span>Array (queue) index numbers <text:span text:style-name="T7">(0-7)</text:span>.</text:p>
      <text:p text:style-name="P5"/>
      <text:p text:style-name="P5"/>
      <text:p text:style-name="P22"/>
      <text:p text:style-name="Text_20_body">TASK <text:span text:style-name="T10">3</text:span></text:p>
      <text:p text:style-name="Text_20_body">update you<text:span text:style-name="T8">r</text:span> display_planets function to <text:span text:style-name="T10">use a while loop to keep the display going forever in an ‘infinite loop’.</text:span></text:p>
      <text:p text:style-name="P7"/>
      <text:p text:style-name="P7"/>
      <text:p text:style-name="Text_20_body">&gt; makecode_image</text:p>
      <text:p text:style-name="P7"/>
      <text:p text:style-name="P7"/>
      <text:p text:style-name="Text_20_body">[DEMONSTRATE RUNNING PROGRAM]</text:p>
      <text:p text:style-name="Text_20_body">[PROVE UNDERSTANDING]</text:p>
      <text:p text:style-name="P6"/>
      <text:p text:style-name="P6"/>
      <text:p text:style-name="P19"/>
      <text:p text:style-name="P23"/>
      <text:p text:style-name="Text_20_body">TASK <text:span text:style-name="T10">4</text:span></text:p>
      <text:p text:style-name="Text_20_body">update your display_planets function to show the <text:span text:style-name="T11">text </text:span>string “<text:span text:style-name="T12">H</text:span>ome” whenever the <text:span text:style-name="T11">text </text:span>string used for planet3 (“Earth”) is displayed.</text:p>
      <text:p text:style-name="P6"/>
      <text:p text:style-name="P6"/>
      <text:p text:style-name="Text_20_body">&gt; <text:span text:style-name="T4">flowchart</text:span>_image</text:p>
      <text:p text:style-name="P6"/>
      <text:p text:style-name="Text_20_body">&gt; makecode_image</text:p>
      <text:p text:style-name="P14"/>
      <text:p text:style-name="P6"/>
      <text:p text:style-name="P6"/>
      <text:p text:style-name="Text_20_body">[DEMONSTRATE RUNNING PROGRAM]</text:p>
      <text:p text:style-name="Text_20_body">[PROVE UNDERSTANDING]</text:p>
      <text:p text:style-name="P6"/>
      <text:p text:style-name="P23"/>
      <text:p text:style-name="Text_20_body"><text:span text:style-name="T18">TASK </text:span><text:span text:style-name="T19">5</text:span></text:p>
      <text:p text:style-name="Text_20_body">discuss then update your makecode to display one planet at a time (still in order of distance from the sun), each time button A is pressed.</text:p>
      <text:p text:style-name="Text_20_body">Write a new function called display_next_planet.</text:p>
      <text:p text:style-name="Text_20_body">Whoever calls display_next_planet must also pass it the solar_system array index number of the planet it wants the new function to display.</text:p>
      <text:p text:style-name="P9"/>
      <text:p text:style-name="P9"/>
      <text:p text:style-name="Text_20_body">&gt; makecode_image</text:p>
      <text:p text:style-name="P9"/>
      <text:p text:style-name="P9"/>
      <text:p text:style-name="Text_20_body">[DEMONSTRATE RUNNING PROGRAM]</text:p>
      <text:p text:style-name="Text_20_body">[PROVE UNDERSTANDING]</text:p>
      <text:p text:style-name="Text_20_body">why do we have to reset the counter?</text:p>
      <text:p text:style-name="Text_20_body">What would happen if the counter wasn’t reset?</text:p>
      <text:p text:style-name="P10"/>
      <text:p text:style-name="P4"/>
      <text:p text:style-name="P20"/>
      <text:p text:style-name="P26">To display a randomly chosen planet each time button A is pressed.</text:p>
      <text:p text:style-name="P19"/>
      <text:p text:style-name="P19"/>
      <text:p text:style-name="Text_20_body">Program button B to increment a counter with values between 1 and 8. when the <text:span text:style-name="T21">counter tries to go above 8, it gets reset to 1.</text:span></text:p>
      <text:p text:style-name="Text_20_body"/>
      <text:p text:style-name="P24">program <text:span text:style-name="T22">button A+B to select the value currently set by the counter and assign it to a variable called planet_position_answer.</text:span></text:p>
      <text:p text:style-name="P24"/>
      <text:p text:style-name="P25">Create a function to check whether planet_position_answer is the same a the position of the planet displayed. If it is, display a “TRUE” message, otherwise display a “FALSE” message.</text:p>
      <text:p text:style-name="P25"/>
      <text:p text:style-name="P25">Program the device to keep the game going by displaying another randomly chosen planet after each response.</text:p>
      <text:p text:style-name="P25"/>
      <text:p text:style-name="P25">Program the device to be able to receive the <text:s/>planet_position_answer variable from another device by radio and then to respond with a message as before.</text:p>
      <text:p text:style-name="P25"/>
      <text:p text:style-name="P25">Program another device (device 2) with the counter and <text:s/>planet_position_answer selection functions.</text:p>
      <text:p text:style-name="P25"/>
      <text:p text:style-name="P25">Program device 2 as a radio transmitter that can send <text:s/>planet_position_answer variable to device 1.</text:p>
      <text:p text:style-name="P25"/>
      <text:p text:style-name="P25">… buzzer acknowledgement</text:p>
      <text:p text:style-name="P25">… sco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09:49:16.278069489</meta:creation-date>
    <dc:date>2019-08-07T08:57:18.676583762</dc:date>
    <meta:editing-duration>PT1H10M29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7" meta:paragraph-count="64" meta:word-count="668" meta:character-count="4019" meta:non-whitespace-character-count="3408"/>
  </office:meta>
</office:document-meta>
</file>